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style:font-name="Times New Roman"/>
    </style:style>
    <style:style style:name="P4" style:family="paragraph" style:parent-style-name="Standard" style:master-page-name="Standard">
      <style:paragraph-properties fo:text-align="start" style:justify-single-word="false" style:page-number="auto" style:writing-mode="lr-tb"/>
      <style:text-properties style:font-name="Times New Roman" fo:font-size="14pt" fo:font-style="normal" fo:font-weight="bold" style:font-size-asian="14pt" style:font-style-asian="normal" style:font-weight-asian="bold" style:font-name-complex="Tahoma" style:font-size-complex="14pt" style:font-weight-complex="bold"/>
    </style:style>
    <style:style style:name="T1" style:family="text">
      <style:text-properties fo:font-size="12pt"/>
    </style:style>
    <style:style style:name="T2" style:family="text">
      <style:text-properties fo:font-size="12pt" fo:font-style="italic" style:font-size-asian="12pt" style:font-style-asian="italic" style:font-size-complex="12pt"/>
    </style:style>
    <style:style style:name="T3" style:family="text">
      <style:text-properties fo:font-style="italic"/>
    </style:style>
    <style:style style:name="T4" style:family="text">
      <style:text-properties style:font-size-asian="12pt"/>
    </style:style>
    <style:style style:name="T5" style:family="text">
      <style:text-properties style:font-style-asian="italic"/>
    </style:style>
    <style:style style:name="T6" style:family="text">
      <style:text-properties style:font-size-complex="12pt"/>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fo:font-style="italic" style:text-underline-style="none" style:font-size-asian="12pt" style:font-style-asian="italic" style:font-size-complex="12pt"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shua Grant</text:p>
      <text:p text:style-name="P3"><text:span text:style-name="T2"/></text:p>
      <text:p text:style-name="P3"><text:span text:style-name="T2">51 Mount Dennis Drive, Toronto, ON, M6M 5H5</text:span></text:p>
      <text:p text:style-name="P1"><text:a xlink:type="simple" xlink:href="mailto:joshuagrant2@trentu.ca"><text:span text:style-name="Internet_20_link"><text:span text:style-name="T7">Email: </text:span></text:span></text:a><text:a xlink:type="simple" xlink:href="mailto:jgrant63@uwo.ca"><text:span text:style-name="Internet_20_link"><text:span text:style-name="T7">joshua.m.grant@gmail.com</text:span></text:span></text:a></text:p>
      <text:p text:style-name="P2"><text:a xlink:type="simple" xlink:href="mailto:joshuagrant2@trentu.ca"><text:span text:style-name="Internet_20_link"><text:span text:style-name="T7">Mobile: (226) 373-0152, Home: (647) 341-0926</text:span></text:span></text:a></text:p>
      <text:p text:style-name="P2"><text:a xlink:type="simple" xlink:href="mailto:joshuagrant2@trentu.ca"><text:span text:style-name="Internet_20_link"><text:span text:style-name="T7"/></text:span></text:a></text:p>
      <text:p text:style-name="P2"><text:a xlink:type="simple" xlink:href="mailto:joshuagrant2@trentu.ca"><text:span text:style-name="Internet_20_link"><text:span text:style-name="T7"/></text:span></text:a></text:p>
      <text:p text:style-name="P2"><text:a xlink:type="simple" xlink:href="mailto:joshuagrant2@trentu.ca"><text:span text:style-name="Internet_20_link"><text:span text:style-name="T7"/></text:span></text:a></text:p>
      <text:p text:style-name="P2"><text:a xlink:type="simple" xlink:href="mailto:joshuagrant2@trentu.ca"><text:span text:style-name="Internet_20_link"><text:span text:style-name="T7"/></text:span></text:a></text:p>
      <text:p text:style-name="Standard">To whom it may concern, </text:p>
      <text:p text:style-name="Standard"><text:a xlink:type="simple" xlink:href="mailto:joshuagrant2@trentu.ca"><text:span text:style-name="Internet_20_link"><text:span text:style-name="T8"/></text:span></text:a></text:p>
      <text:p text:style-name="Standard">As an recent Master's graduate in applied mathematics, with a passion for teaching in both classroom and informal settings, I would like to apply for <text:span text:style-name="T9">Math Instructor</text:span><text:span text:style-name="T10"> position you have available. With my experience in teaching at the secondary and post-secondary level, I am well-suited for this role. </text:span></text:p>
      <text:p text:style-name="Standard"><text:span text:style-name="T10"/></text:p>
      <text:p text:style-name="Standard"><text:span text:style-name="T10">Most of my teaching experience has been at the post-secondary level. I have been a teacher's assistant in several mathematics courses, covering most introductory mathematics topics such as calculus, linear algebra, finite mathematics and differential equations. As part of my approach to being a TA, I prepared full solutions to homework and sample exams for review, as well as more complete lessons in some cases. I have also presented material before collegues in the mathematical biology group, which involved preparing lessons at the graduate level. </text:span></text:p>
      <text:p text:style-name="Standard"><text:span text:style-name="T10"/></text:p>
      <text:p text:style-name="Standard"><text:span text:style-name="T10">However, in addition to this I have tutored individuals in high school level mathematics, ranging from grade ten to eleven. I am familiar with the Ontario math curriculum and courses as an Ontario high school graduate. To teach this material as effectively as possible to different groups, I use whatever methods are suitable. This includes working through example problems, using physical objects to represent geometric objects, or relating abstract concepts to more concrete, real-life ideas. I also will change my language and demeanor to suit the ages of individuals in the group at hand. This helps communicate the concepts as effectively as possible, as different groups may require different approaches to material. In any setting, I do strive to connect with students in front of me, and try to provide a clear understanding of both applied and abstract concepts using the most effective methods. </text:span></text:p>
      <text:p text:style-name="Standard"><text:span text:style-name="T10"/></text:p>
      <text:p text:style-name="Standard"><text:span text:style-name="T10">Included with this cover letter is a short resume for your consideration. IThank you for this opportunity, and I look forward to hearing from you soon. </text:span></text:p>
      <text:p text:style-name="Standard"><text:span text:style-name="T10"/></text:p>
      <text:p text:style-name="Standard"><text:span text:style-name="T10"/></text:p>
      <text:p text:style-name="Standard"><text:span text:style-name="T10">Sincerely, </text:span></text:p>
      <text:p text:style-name="Standard"><text:span text:style-name="T10"/></text:p>
      <text:p text:style-name="Standard"><text:span text:style-name="T10"/></text:p>
      <text:p text:style-name="Standard"><text:span text:style-name="T10">Joshua Gra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h Grant</meta:initial-creator>
    <meta:creation-date>2010-03-30T22:34:15</meta:creation-date>
    <dc:date>2010-03-30T23:08:32</dc:date>
    <dc:creator>Josh Grant</dc:creator>
    <meta:editing-duration>PT00H34M17S</meta:editing-duration>
    <meta:editing-cycles>9</meta:editing-cycles>
    <meta:generator>OpenOffice.org/3.1$Linux OpenOffice.org_project/310m19$Build-9420</meta:generator>
    <meta:document-statistic meta:table-count="0" meta:image-count="0" meta:object-count="0" meta:page-count="1" meta:paragraph-count="11" meta:word-count="329" meta:character-count="2089"/>
  </office:meta>
</office:document-meta>
</file>